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ource Sans Pro Black" fo:font-size="36pt" officeooo:rsid="0007fbfd" officeooo:paragraph-rsid="0007fbfd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09ab2b" officeooo:paragraph-rsid="0012c228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0aa603" officeooo:paragraph-rsid="0009ab2b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2c228" officeooo:paragraph-rsid="0012c22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383a7" officeooo:paragraph-rsid="001383a7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57ca6" officeooo:paragraph-rsid="00157ca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642cb" officeooo:paragraph-rsid="001642c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a28b5" officeooo:paragraph-rsid="001a28b5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b4f75" officeooo:paragraph-rsid="001b4f7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d1863" officeooo:paragraph-rsid="001d186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2c228" officeooo:paragraph-rsid="0012c228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57ca6" officeooo:paragraph-rsid="00157ca6" style:font-size-asian="18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5aa94" officeooo:paragraph-rsid="0015aa94" style:font-size-asian="18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642cb" officeooo:paragraph-rsid="001642cb" style:font-size-asian="18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0ddd25" officeooo:paragraph-rsid="000ddd25" style:font-size-asian="18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ource Sans Pro" fo:font-size="24pt" fo:font-style="normal" officeooo:rsid="0007fbfd" officeooo:paragraph-rsid="0015aa94" style:font-size-asian="21pt" style:font-style-asian="normal" style:font-size-complex="24pt" style:font-style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ource Sans Pro Light" officeooo:paragraph-rsid="0015aa94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style:font-name="Source Sans Pro Light" fo:font-size="14pt" fo:font-style="normal" fo:font-weight="normal" officeooo:rsid="001642cb" officeooo:paragraph-rsid="001642c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Source Sans Pro Light" fo:font-size="14pt" fo:font-style="normal" fo:font-weight="normal" officeooo:rsid="0012c228" officeooo:paragraph-rsid="0012c228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Source Sans Pro Light" fo:font-size="14pt" fo:font-style="normal" fo:font-weight="normal" officeooo:rsid="001383a7" officeooo:paragraph-rsid="001383a7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Source Sans Pro Light" fo:font-size="14pt" fo:font-style="normal" fo:font-weight="normal" officeooo:rsid="00157ca6" officeooo:paragraph-rsid="00157ca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d258a" officeooo:paragraph-rsid="001d258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e2731" officeooo:paragraph-rsid="001e2731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fcd48" officeooo:paragraph-rsid="001fcd48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bold" officeooo:rsid="001e2731" officeooo:paragraph-rsid="001e2731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Source Sans Pro Light" fo:font-size="14pt" fo:font-style="normal" fo:font-weight="bold" officeooo:rsid="0015aa94" officeooo:paragraph-rsid="0015aa9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Source Sans Pro Light" fo:font-size="14pt" officeooo:rsid="00119993" style:font-size-asian="14pt" style:font-size-complex="14pt"/>
    </style:style>
    <style:style style:name="T2" style:family="text">
      <style:text-properties officeooo:rsid="0012c228"/>
    </style:style>
    <style:style style:name="T3" style:family="text">
      <style:text-properties officeooo:rsid="0015aa94"/>
    </style:style>
    <style:style style:name="T4" style:family="text">
      <style:text-properties officeooo:rsid="001642c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cd48" style:font-weight-asian="bold" style:font-weight-complex="bold"/>
    </style:style>
    <style:style style:name="T8" style:family="text">
      <style:text-properties officeooo:rsid="001fcd48"/>
    </style:style>
    <style:style style:name="T9" style:family="text">
      <style:text-properties officeooo:rsid="0020aa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home Redesign</text:p>
      <text:p text:style-name="P17">Project Plan</text:p>
      <text:p text:style-name="P17"><text:span text:style-name="T1">READ </text:span><text:a xlink:type="simple" xlink:href="http://gomakethings.com/inlining-critical-css-for-better-web-performance/" text:style-name="Internet_20_link" text:visited-style-name="Visited_20_Internet_20_Link"><text:span text:style-name="T1">http://gomakethings.com/inlining-critical-css-for-better-web-performance/</text:span></text:a><text:span text:style-name="T1"> </text:span></text:p>
      <text:p text:style-name="P3"/>
      <text:p text:style-name="P12"><text:span text:style-name="T3">Node Dev-</text:span>Dependencies</text:p>
      <text:p text:style-name="P2"><text:span text:style-name="T2">gulp-Jade</text:span>:</text:p>
      <text:list xml:id="list7945382752026373910" text:style-name="L1">
        <text:list-item>
          <text:p text:style-name="P22">HTML preprocessor</text:p>
        </text:list-item>
      </text:list>
      <text:p text:style-name="P4">gulp-ruby-sass</text:p>
      <text:list xml:id="list161118913955022" text:continue-numbering="true" text:style-name="L1">
        <text:list-item>
          <text:p text:style-name="P22">Sass compiler</text:p>
        </text:list-item>
      </text:list>
      <text:p text:style-name="P4">gulp-cssmin</text:p>
      <text:list xml:id="list161117867958297" text:continue-numbering="true" text:style-name="L1">
        <text:list-item>
          <text:p text:style-name="P22">minifies CSS</text:p>
        </text:list-item>
      </text:list>
      <text:p text:style-name="P4">gulp-uncss</text:p>
      <text:list xml:id="list161118287870391" text:continue-numbering="true" text:style-name="L1">
        <text:list-item>
          <text:p text:style-name="P22">removes unused CSS</text:p>
        </text:list-item>
      </text:list>
      <text:p text:style-name="P5">gulp-uglify</text:p>
      <text:list xml:id="list161119854637640" text:continue-numbering="true" text:style-name="L1">
        <text:list-item>
          <text:p text:style-name="P23">minifies JS</text:p>
        </text:list-item>
      </text:list>
      <text:p text:style-name="P5">gulp-htmlmin</text:p>
      <text:list xml:id="list161119324467803" text:continue-numbering="true" text:style-name="L1">
        <text:list-item>
          <text:p text:style-name="P23">minifies html<text:tab/></text:p>
        </text:list-item>
      </text:list>
      <text:p text:style-name="P5">gulp-concat</text:p>
      <text:list xml:id="list161118898998753" text:continue-numbering="true" text:style-name="L1">
        <text:list-item>
          <text:p text:style-name="P23">concantenates files</text:p>
        </text:list-item>
      </text:list>
      <text:p text:style-name="P5">gulp-imagemin</text:p>
      <text:list xml:id="list161118223987024" text:continue-numbering="true" text:style-name="L1">
        <text:list-item>
          <text:p text:style-name="P23">minifies images</text:p>
        </text:list-item>
      </text:list>
      <text:p text:style-name="P5">gulp-svgmin</text:p>
      <text:list xml:id="list161118003912141" text:continue-numbering="true" text:style-name="L1">
        <text:list-item>
          <text:p text:style-name="P23">minifies svg</text:p>
        </text:list-item>
      </text:list>
      <text:p text:style-name="P6">gulp-critical</text:p>
      <text:list xml:id="list161118850357659" text:continue-numbering="true" text:style-name="L1">
        <text:list-item>
          <text:p text:style-name="P24">inlines critical css</text:p>
        </text:list-item>
      </text:list>
      <text:p text:style-name="P6">gulp-for-compass</text:p>
      <text:p text:style-name="P6"/>
      <text:p text:style-name="P14">HTML </text:p>
      <text:p text:style-name="P7">Cookie for Font Serving</text:p>
      <text:p text:style-name="P7"><text:tab/>&lt;!--#if expr="$HTTP_COOKIE=/fonts\-loaded\=true/" --&gt;</text:p>
      <text:p text:style-name="P7"><text:tab/>&lt;html lang="en" class="fonts-loaded"&gt;</text:p>
      <text:p text:style-name="P7"><text:tab/>&lt;!--#else --&gt;</text:p>
      <text:p text:style-name="P7"><text:tab/>&lt;html lang="en"&gt;</text:p>
      <text:p text:style-name="P7"><text:tab/>&lt;!--#endif --&gt;</text:p>
      <text:p text:style-name="P6"/>
      <text:p text:style-name="P13"><text:soft-page-break/>JS libraries <text:span text:style-name="T4">&amp; Scripts</text:span></text:p>
      <text:p text:style-name="P7">HEAD SCRIPTS/LIBRARIES</text:p>
      <text:p text:style-name="P18"><text:s text:c="2"/>&lt;script&gt;</text:p>
      <text:p text:style-name="P18"><text:s text:c="4"/>/*Google script to lazy load non-critical css*/</text:p>
      <text:p text:style-name="P18"><text:s text:c="4"/>var cb = function() {</text:p>
      <text:p text:style-name="P18"><text:s text:c="4"/>var l = document.createElement('link'); l.rel = 'stylesheet';</text:p>
      <text:p text:style-name="P18"><text:s text:c="4"/>l.href = 'stylesheets/screen.css';</text:p>
      <text:p text:style-name="P18"><text:s text:c="4"/>var h = document.getElementsByTagName('head')[0]; h.parentNode.insertBefore(l, h);</text:p>
      <text:p text:style-name="P18"><text:s text:c="4"/>};</text:p>
      <text:p text:style-name="P18"><text:s text:c="4"/>var raf = requestAnimationFrame || mozRequestAnimationFrame ||</text:p>
      <text:p text:style-name="P18"><text:s text:c="4"/>webkitRequestAnimationFrame || msRequestAnimationFrame;</text:p>
      <text:p text:style-name="P18"><text:s text:c="4"/>if (raf) raf(cb);</text:p>
      <text:p text:style-name="P18"><text:s text:c="4"/>else window.addEventListener('load', cb);</text:p>
      <text:p text:style-name="P7"/>
      <text:p text:style-name="P18"><text:s text:c="2"/>&lt;/script&gt;</text:p>
      <text:p text:style-name="P19"><text:s text:c="4"/>// Picture element HTML5 shiv</text:p>
      <text:p text:style-name="P18"><text:s text:c="4"/>document.createElement( "picture" );</text:p>
      <text:p text:style-name="P18"><text:s text:c="2"/>&lt;/script&gt;</text:p>
      <text:p text:style-name="P7"/>
      <text:p text:style-name="P7">BODY-END SCRIPTS/LIBRARIES</text:p>
      <text:p text:style-name="P18">FontfaceObserver</text:p>
      <text:list xml:id="list161118896656825" text:continue-numbering="true" text:style-name="L1">
        <text:list-item>
          <text:p text:style-name="P29">for loading fonts quickly</text:p>
        </text:list-item>
        <text:list-item>
          <text:p text:style-name="P29"><text:a xlink:type="simple" xlink:href="https://prowebtype.com/delivering-web-fonts/" text:style-name="Internet_20_link" text:visited-style-name="Visited_20_Internet_20_Link">https://prowebtype.com/delivering-web-fonts/</text:a></text:p>
        </text:list-item>
        <text:list-item>
          <text:p text:style-name="P30"><text:a xlink:type="simple" xlink:href="https://www.filamentgroup.com/lab/font-events.html" text:style-name="Internet_20_link" text:visited-style-name="Visited_20_Internet_20_Link">https://www.filamentgroup.com/lab/font-events.html</text:a></text:p>
        </text:list-item>
      </text:list>
      <text:p text:style-name="P20">CONCAT BODY-END LIB/SCRIPTS</text:p>
      <text:p text:style-name="P18">Picturefill</text:p>
      <text:list xml:id="list161119240565045" text:continue-numbering="true" text:style-name="L1">
        <text:list-item>
          <text:p text:style-name="P29">for responsive images</text:p>
        </text:list-item>
      </text:list>
      <text:p text:style-name="P18">Jquery</text:p>
      <text:list xml:id="list161119634521636" text:continue-numbering="true" text:style-name="L1">
        <text:list-item>
          <text:p text:style-name="P29">for Scrollmagik</text:p>
        </text:list-item>
      </text:list>
      <text:p text:style-name="P18">Tweenmax</text:p>
      <text:list xml:id="list161118578546852" text:continue-numbering="true" text:style-name="L1">
        <text:list-item>
          <text:p text:style-name="P29">for animations</text:p>
        </text:list-item>
      </text:list>
      <text:p text:style-name="P18">Scroll Magic</text:p>
      <text:list xml:id="list161118977258685" text:continue-numbering="true" text:style-name="L1">
        <text:list-item>
          <text:p text:style-name="P29">for interactions</text:p>
        </text:list-item>
      </text:list>
      <text:p text:style-name="P18">CSS Plugin</text:p>
      <text:list xml:id="list161119763243747" text:continue-numbering="true" text:style-name="L1">
        <text:list-item>
          <text:p text:style-name="P29">For tweenmax animations</text:p>
        </text:list-item>
      </text:list>
      <text:p text:style-name="P21"><text:tab/>Custom Scripts</text:p>
      <text:p text:style-name="P15"><text:soft-page-break/>CSS</text:p>
      <text:p text:style-name="P8">Skeleton</text:p>
      <text:p text:style-name="P8">Compass</text:p>
      <text:p text:style-name="P8"/>
      <text:p text:style-name="P8"/>
      <text:p text:style-name="P16">File Structure</text:p>
      <text:p text:style-name="P9">App for Jekyll website, Tasks in Gulp, </text:p>
      <text:p text:style-name="P9"/>
      <text:p text:style-name="P10">NEED TO CONFIGURE CONCAT</text:p>
      <text:p text:style-name="P10"/>
      <text:p text:style-name="P11">In Jekyll</text:p>
      <text:p text:style-name="P11">defautl html has no layout, but includes head, header, footer, and the {{ content }} will come from the whatever has its layout defined as default, in this case, its post.html also from the _layout partials. Post.html is then a sub-template, as its content will come from any file defined with the layout “post”. Post ju</text:p>
      <text:p text:style-name="P11"/>
      <text:p text:style-name="P11"/>
      <text:p text:style-name="P11">post (layout: post) &gt;<text:span text:style-name="T5">&gt;content of&gt;&gt;</text:span> post.html (layout: default) &gt;&gt;<text:span text:style-name="T5">content&gt;&gt;</text:span> default.html (has no yaml)</text:p>
      <text:p text:style-name="P25"><text:s/>the page.html layout is for the 'about' page</text:p>
      <text:p text:style-name="P25"/>
      <text:p text:style-name="P28">OBJECTS</text:p>
      <text:p text:style-name="P26">There are different types of objects within <text:s/>a page. <text:span text:style-name="T5">Media, island, card, wrapper, hero, post</text:span> are all structural objects. Objects are a type of data struicture, and likewise within css. A website always contains data, visual data, text data, etc. Data can be structured differently depeneding on how it organizes its contents. For example, You can have a bulleted list . A website will always attempt to communicate through the data it presents. <text:s/>Textual data is concrete, specific, and communicates a level of detail. Images convey more abtract concepts, and produce impressions more than text does. </text:p>
      <text:p text:style-name="P26"/>
      <text:p text:style-name="P26"><text:span text:style-name="T8">DATA LEVELS</text:span>: </text:p>
      <text:p text:style-name="P26"><text:span text:style-name="T6">Atom: </text:span><text:span text:style-name="T8">the pieces of the data type (i.e. p characters, H2 characters, img pixels, boolean, etc)</text:span></text:p>
      <text:p text:style-name="P26"><text:span text:style-name="T6">Elements: </text:span>group of data types (e.g. h2, p, li)</text:p>
      <text:p text:style-name="P26"><text:span text:style-name="T6">Molecule: </text:span><text:span text:style-name="T8">groupins of 2 or more elements that create distinct properties (i.e. water molecule, hydrogen molecule)</text:span></text:p>
      <text:p text:style-name="P26"><text:tab/>- elements dont usually just exit on their own, even image has headers, or <text:soft-page-break/>something to indicate some kind of context – for example, and image gallery also has other TYPES of images and functionality including buttons.</text:p>
      <text:p text:style-name="P26"><text:span text:style-name="T7">Substance: <text:s/></text:span><text:span text:style-name="T8">definite composition and properties: combination of molecules (e.g. a series of media types describing a product/service with a header)</text:span></text:p>
      <text:p text:style-name="P27"><text:span text:style-name="T6">Mixture: </text:span>grouping of substances – probably closest to a web-page</text:p>
      <text:p text:style-name="P27"/>
      <text:p text:style-name="P27">Objects are then named accoding to their data level: elements work with their atoms, molecule objects work with elements, substance molecules add properties to the molecules. A media object is a molecule, containing images, text, and probably a header. It has definitive properties that make it a media object and can applied to all media objects, though variation can occur. A series of media objects with a header could be called a media-series. <text:span text:style-name="T9">Having a large background image with a media object at the bottom is a variation of the media object, since the only property to have changed is the backgroun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09:34:30.908942866</meta:creation-date>
    <meta:generator>LibreOffice/4.4.2.2$Linux_x86 LibreOffice_project/c4c7d32d0d49397cad38d62472b0bc8acff48dd6</meta:generator>
    <dc:date>2015-08-14T16:11:17.556041752</dc:date>
    <meta:editing-duration>PT15H20M33S</meta:editing-duration>
    <meta:editing-cycles>9</meta:editing-cycles>
    <meta:document-statistic meta:table-count="0" meta:image-count="0" meta:object-count="0" meta:page-count="4" meta:paragraph-count="86" meta:word-count="579" meta:character-count="4028" meta:non-whitespace-character-count="3485"/>
  </office:meta>
</office:document-meta>
</file>